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tween manuscripts, students must include a bridging text of 1-3 pages to show how the manuscripts relate to each other and how they fit within the bigger pictur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ominique Caron</meta:initial-creator>
    <meta:creation-date>2024-02-05T13:45:02.390236864</meta:creation-date>
    <meta:generator>LibreOffice/6.4.7.2$Linux_X86_64 LibreOffice_project/40$Build-2</meta:generator>
    <dc:date>2024-02-05T14:06:37.044828443</dc:date>
    <dc:creator>Dominique Caron</dc:creator>
    <meta:editing-duration>PT16S</meta:editing-duration>
    <meta:editing-cycles>1</meta:editing-cycles>
    <meta:document-statistic meta:table-count="0" meta:image-count="0" meta:object-count="0" meta:page-count="1" meta:paragraph-count="1" meta:word-count="28" meta:character-count="164" meta:non-whitespace-character-count="137"/>
  </office:meta>
</office:document-meta>
</file>